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34db4" officeooo:paragraph-rsid="00034db4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Trent 900) Engine weight: 13770 lb</text:p>
      <text:p text:style-name="P1">http://en.wikipedia.org/wiki/Rolls-Royce_Trent_9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4:33:51.819167652</meta:creation-date>
    <dc:date>2015-01-29T14:34:52.241257781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85" meta:non-whitespace-character-count="80"/>
    <meta:generator>LibreOffice/4.2.7.2$Linux_X86_64 LibreOffice_project/420m0$Build-2</meta:generator>
  </office:meta>
</office:document-meta>
</file>